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RequestMatcherTests.multipleHo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ostRequestMatcherTests.defaultHttp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ostRequestMatcherTests.defaultHtt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ostRequestMatcherTests.specific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ostRequestMatcherTests.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